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7b0a" officeooo:paragraph-rsid="00177b0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7b0a" officeooo:paragraph-rsid="00177b0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c46e" officeooo:paragraph-rsid="001bc46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38ca" officeooo:paragraph-rsid="001d38c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TV NMS</text:p>
      <text:p text:style-name="P1"/>
      <text:p text:style-name="P2">Pour se rappeler des points essentiels à retenir concernant ce software.</text:p>
      <text:p text:style-name="P2"/>
      <text:p text:style-name="P3">L’administrateur du réseau peut avoir un œil sur toutes les stations (eNode) mises en place.</text:p>
      <text:p text:style-name="P4">Il y a 2 choses distinctes : la partie hardware et la partie services.Quand l’un des 2 tombe en panne, c’est notifi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5:22:32.042417533</meta:creation-date>
    <dc:date>2019-07-29T16:01:36.297083554</dc:date>
    <meta:editing-duration>PT39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0" meta:character-count="289" meta:non-whitespace-character-count="243"/>
  </office:meta>
</office:document-meta>
</file>